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***********************************************************************************************************************</text:p>
      <text:p text:style-name="P1">//Andreas Landgrebe cs11 fall semester 2012</text:p>
      <text:p text:style-name="P1">//</text:p>
      <text:p text:style-name="P1">//Lab 4 Problem 1</text:p>
      <text:p text:style-name="P1">//</text:p>
      <text:p text:style-name="P1">//read an application that reads the (x,y) coordiantes for two points. Then print out the distance between the two points</text:p>
      <text:p text:style-name="P1">//***********************************************************************************************************************</text:p>
      <text:p text:style-name="P1"/>
      <text:p text:style-name="P1">import java.util.Scanner;</text:p>
      <text:p text:style-name="P1">public class Problem1 {</text:p>
      <text:p text:style-name="P1"/>
      <text:p text:style-name="P1"><text:s text:c="4"/>public static void main (String[] args)</text:p>
      <text:p text:style-name="P1"><text:s text:c="4"/>{</text:p>
      <text:p text:style-name="P1"><text:tab/>int x1, x2, y1, y2;//these are the points that will be in the distance formula</text:p>
      <text:p text:style-name="P1"><text:tab/>Scanner input = new Scanner (System.in);</text:p>
      <text:p text:style-name="P1"><text:tab/></text:p>
      <text:p text:style-name="P1"><text:tab/>System.out.println("enter first number x1");</text:p>
      <text:p text:style-name="P1"><text:tab/>x1 = <text:s/>input.nextInt();</text:p>
      <text:p text:style-name="P1"><text:tab/></text:p>
      <text:p text:style-name="P1"><text:tab/>System.out.println("enter second number x2");</text:p>
      <text:p text:style-name="P1"><text:tab/>x2 = <text:s/>input.nextInt();</text:p>
      <text:p text:style-name="P1"/>
      <text:p text:style-name="P1"><text:tab/>System.out.println("enter third number y1");</text:p>
      <text:p text:style-name="P1"><text:tab/>y1 = <text:s/>input.nextInt();</text:p>
      <text:p text:style-name="P1"/>
      <text:p text:style-name="P1"><text:tab/>System.out.println("enter four number y2");</text:p>
      <text:p text:style-name="P1"><text:tab/>y2 = input.nextInt();</text:p>
      <text:p text:style-name="P1"/>
      <text:p text:style-name="P1"><text:tab/>double distance;//this is the distance that will be calculated</text:p>
      <text:p text:style-name="P1"><text:tab/>distance = Math.sqrt((x2 - x1) * (x2 - x1) + (y2 - y1) * (y2 - y1));//this find the distance between the two points</text:p>
      <text:p text:style-name="P1"/>
      <text:p text:style-name="P1"><text:tab/>System.out.println("the distance between the two points" + distance);</text:p>
      <text:p text:style-name="P1"><text:s text:c="4"/>}</text:p>
      <text:p text:style-name="P1">}</text:p>
      <text:p text:style-name="P1"><text:tab/></text:p>
      <text:p text:style-name="P1"><text:tab/></text:p>
      <text:p text:style-name="P1"/>
      <text:p text:style-name="P1"><text:tab/>Script started on Wed 26 Sep 2012 03:08:05 PM EDT<text:line-break/>#]0;landgrebea@aldenv168: ~/cs111/lab4#landgrebea@aldenv168:~/cs111/lab4$ java Probl,##[Kem1</text:p>
      <text:p text:style-name="P1">enter first number x1</text:p>
      <text:p text:style-name="P1">1</text:p>
      <text:p text:style-name="P1">enter second number x2</text:p>
      <text:p text:style-name="P1">3</text:p>
      <text:p text:style-name="P1">enter third number y1</text:p>
      <text:p text:style-name="P1">2</text:p>
      <text:p text:style-name="P1"><text:soft-page-break/>enter four number y2</text:p>
      <text:p text:style-name="P1">4</text:p>
      <text:p text:style-name="P1">the distance between the two points2.8284271247461903</text:p>
      <text:p text:style-name="P1">#]0;landgrebea@aldenv168: ~/cs111/lab4#landgrebea@aldenv168:~/cs111/lab4$ java Problem1</text:p>
      <text:p text:style-name="P1">enter first number x1</text:p>
      <text:p text:style-name="P1">15</text:p>
      <text:p text:style-name="P1">enter second number x2</text:p>
      <text:p text:style-name="P1">27</text:p>
      <text:p text:style-name="P1">enter third number y1</text:p>
      <text:p text:style-name="P1">4</text:p>
      <text:p text:style-name="P1">enter four number y2</text:p>
      <text:p text:style-name="P1">8</text:p>
      <text:p text:style-name="P1">the distance between the two points12.649110640673518</text:p>
      <text:p text:style-name="P1">#]0;landgrebea@aldenv168: ~/cs111/lab4#landgrebea@aldenv168:~/cs111/lab4$ java Problem2##[K1</text:p>
      <text:p text:style-name="P1">enter first number x1</text:p>
      <text:p text:style-name="P1">101</text:p>
      <text:p text:style-name="P1">enter second number x2</text:p>
      <text:p text:style-name="P1">102</text:p>
      <text:p text:style-name="P1">enter third number y1</text:p>
      <text:p text:style-name="P1">57</text:p>
      <text:p text:style-name="P1">enter four number y2</text:p>
      <text:p text:style-name="P1">58</text:p>
      <text:p text:style-name="P1">the distance between the two points1.4142135623730951</text:p>
      <text:p text:style-name="P1">#]0;landgrebea@aldenv168: ~/cs111/lab4#landgrebea@aldenv168:~/cs111/lab4$ java Problem1</text:p>
      <text:p text:style-name="P1">enter first number x1</text:p>
      <text:p text:style-name="P1">15# ## #30# ## #15</text:p>
      <text:p text:style-name="P1">enter second number x2</text:p>
      <text:p text:style-name="P1">30</text:p>
      <text:p text:style-name="P1">enter third number y1</text:p>
      <text:p text:style-name="P1">45</text:p>
      <text:p text:style-name="P1">enter four number y2</text:p>
      <text:p text:style-name="P1">60</text:p>
      <text:p text:style-name="P1">the distance between the two points21.213203435596427</text:p>
      <text:p text:style-name="P1">#]0;landgrebea@aldenv168: ~/cs111/lab4#landgrebea@aldenv168:~/cs111/lab4$ exit</text:p>
      <text:p text:style-name="P1">exit</text:p>
      <text:p text:style-name="P1"><text:line-break/>Script done on Wed 26 Sep 2012 03:10:31 PM EDT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*********************************************************************************************</text:p>
      <text:p text:style-name="P1">//Andreas Landgrebe cs 111 fall semester 2012</text:p>
      <text:p text:style-name="P1">//</text:p>
      <text:p text:style-name="P1">//Lab 4 Problem 2</text:p>
      <text:p text:style-name="P1">//</text:p>
      <text:p text:style-name="P1">//read an application that reads the raduis of a sphere and print its volume and surface area</text:p>
      <text:p text:style-name="P1">//*********************************************************************************************</text:p>
      <text:p text:style-name="P1">import java.util.Scanner;</text:p>
      <text:p text:style-name="P1">import java.text.DecimalFormat;</text:p>
      <text:p text:style-name="P1">public class Problem2 {</text:p>
      <text:p text:style-name="P1"/>
      <text:p text:style-name="P1"><text:s text:c="4"/>public static void main (String[] args)</text:p>
      <text:p text:style-name="P1"><text:s text:c="4"/>{</text:p>
      <text:p text:style-name="P1"><text:tab/>double radius, volume, surfaceArea;//this calcualtes the volume and the surface area</text:p>
      <text:p text:style-name="P1"><text:tab/>Scanner input = new Scanner(System.in);</text:p>
      <text:p text:style-name="P1"><text:tab/>DecimalFormat fmt <text:s/>= new DecimalFormat("0.####");</text:p>
      <text:p text:style-name="P1"><text:tab/>System.out.println("enter the radius");</text:p>
      <text:p text:style-name="P1"><text:tab/>radius = input.nextDouble();</text:p>
      <text:p text:style-name="P1"/>
      <text:p text:style-name="P1"><text:tab/>volume = ((4.0/3.0) * <text:s/>Math.PI * radius * radius * radius);</text:p>
      <text:p text:style-name="P1"><text:tab/>surfaceArea = (4 * Math.PI * radius * radius);</text:p>
      <text:p text:style-name="P1"/>
      <text:p text:style-name="P1"><text:tab/>System.out.println("the volume is " + fmt.format(volume));</text:p>
      <text:p text:style-name="P1"><text:tab/>System.out.println("the surface area is " + fmt.format(surfaceArea));</text:p>
      <text:p text:style-name="P1"><text:s text:c="4"/>}</text:p>
      <text:p text:style-name="P1">}</text:p>
      <text:p text:style-name="P1"><text:tab/><text:tab/> <text:s/></text:p>
      <text:p text:style-name="P1"/>
      <text:p text:style-name="P1"><text:tab/>Script started on Wed 26 Sep 2012 04:03:38 PM EDT<text:line-break/>#]0;landgrebea@aldenv168: ~/cs111/lab4#landgrebea@aldenv168:~/cs111/lab4$ java Probl3m##[K##[Kem2</text:p>
      <text:p text:style-name="P1">enter the radius</text:p>
      <text:p text:style-name="P1">1</text:p>
      <text:p text:style-name="P1">the volume is 4.1888</text:p>
      <text:p text:style-name="P1">the surface area is 12.5664</text:p>
      <text:p text:style-name="P1">#]0;landgrebea@aldenv168: ~/cs111/lab4#landgrebea@aldenv168:~/cs111/lab4$ java Problem12##[K##[K2</text:p>
      <text:p text:style-name="P1">enter the radius</text:p>
      <text:p text:style-name="P1">5.3</text:p>
      <text:p text:style-name="P1">the volume is 623.6145</text:p>
      <text:p text:style-name="P1">the surface area is 352.9894</text:p>
      <text:p text:style-name="P1">#]0;landgrebea@aldenv168: ~/cs111/lab4#landgrebea@aldenv168:~/cs111/lab4$ jav ##[Ka Problem2</text:p>
      <text:p text:style-name="P1">enter the radius</text:p>
      <text:p text:style-name="P1">17.87</text:p>
      <text:p text:style-name="P1">the volume is 23903.5424</text:p>
      <text:p text:style-name="P1">the surface area is 4012.9058</text:p>
      <text:p text:style-name="P1">#]0;landgrebea@aldenv168: ~/cs111/lab4#landgrebea@aldenv168:~/cs111/lab4$ java Problem2</text:p>
      <text:p text:style-name="P1"><text:soft-page-break/>enter the radius</text:p>
      <text:p text:style-name="P1">15</text:p>
      <text:p text:style-name="P1">the volume is 14137.1669</text:p>
      <text:p text:style-name="P1">the surface area is 2827.4334</text:p>
      <text:p text:style-name="P1">#]0;landgrebea@aldenv168: ~/cs111/lab4#landgrebea@aldenv168:~/cs111/lab4$ exit</text:p>
      <text:p text:style-name="P1">exit</text:p>
      <text:p text:style-name="P1"><text:line-break/>Script done on Wed 26 Sep 2012 04:04:34 PM EDT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************************************************************************************************</text:p>
      <text:p text:style-name="P1">//Andreas Landgrebe cs111 fall semester 2012</text:p>
      <text:p text:style-name="P1">//</text:p>
      <text:p text:style-name="P1">//Lab 3 Problem 3</text:p>
      <text:p text:style-name="P1">//</text:p>
      <text:p text:style-name="P1">//design and implement a class that contains instance data that represents the sphere's diameter</text:p>
      <text:p text:style-name="P1">//************************************************************************************************</text:p>
      <text:p text:style-name="P1">import java.util.*;</text:p>
      <text:p text:style-name="P1">public class Sphere</text:p>
      <text:p text:style-name="P1">{</text:p>
      <text:p text:style-name="P1"><text:s text:c="4"/>private double diameter;</text:p>
      <text:p text:style-name="P1"><text:s text:c="4"/>public Sphere (double n)</text:p>
      <text:p text:style-name="P1"><text:s text:c="4"/>{</text:p>
      <text:p text:style-name="P1"><text:tab/>diameter = n;</text:p>
      <text:p text:style-name="P1"><text:s text:c="4"/>}</text:p>
      <text:p text:style-name="P1"><text:s text:c="4"/>public String toString()</text:p>
      <text:p text:style-name="P1"><text:s text:c="4"/>{</text:p>
      <text:p text:style-name="P1"><text:tab/>return "Sphere diamerer is " + diameter;</text:p>
      <text:p text:style-name="P1"><text:s text:c="4"/>}</text:p>
      <text:p text:style-name="P1"><text:s text:c="4"/>public double volume ()</text:p>
      <text:p text:style-name="P1"><text:s text:c="4"/>{</text:p>
      <text:p text:style-name="P1"><text:tab/>double r = diameter/2;</text:p>
      <text:p text:style-name="P1"><text:tab/>return (4.0/3.0) * Math.PI * r * r * r;</text:p>
      <text:p text:style-name="P1"><text:s text:c="4"/>}</text:p>
      <text:p text:style-name="P1"><text:s text:c="4"/>public double getDiameter() </text:p>
      <text:p text:style-name="P1"><text:s text:c="4"/>{<text:tab/></text:p>
      <text:p text:style-name="P1"><text:tab/>return diameter;</text:p>
      <text:p text:style-name="P1"><text:s text:c="4"/>}</text:p>
      <text:p text:style-name="P1"><text:s text:c="4"/>public void setDiameter (double n)</text:p>
      <text:p text:style-name="P1"><text:s text:c="4"/>{</text:p>
      <text:p text:style-name="P1"><text:tab/>diameter = n;</text:p>
      <text:p text:style-name="P1"><text:s text:c="4"/>}</text:p>
      <text:p text:style-name="P1"><text:s text:c="4"/>public double surfaceArea()</text:p>
      <text:p text:style-name="P1"><text:s text:c="4"/>{</text:p>
      <text:p text:style-name="P1"><text:tab/>double r = diameter/2;</text:p>
      <text:p text:style-name="P1"><text:tab/>return 4 * Math.PI * r * r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09-26T15:11:05</meta:creation-date>
    <dc:date>2012-09-26T16:40:24</dc:date>
    <dc:creator>Andreas Landgrebe</dc:creator>
    <meta:editing-duration>PT33M1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5" meta:paragraph-count="158" meta:word-count="602" meta:character-count="4972" meta:non-whitespace-character-count="4372"/>
  </office:meta>
</office:document-meta>
</file>